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7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language="es" fo:country="ES" fo:font-style="normal" fo:text-shadow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;Times New Roman" fo:font-size="10pt" fo:font-weight="bold" fo:country="ES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ES" style:country-asian="SA" style:font-name="Liberation mono;Courier New" style:font-name-asian="Courier New" style:font-size-asian="12pt"/>
    </style:style>
    <style:style style:name="T3" style:family="text">
      <style:text-properties fo:color="#000000" fo:font-size="10pt" fo:font-weight="bold" fo:country="ES" style:country-asian="SA" style:font-name="Liberation serif;Times New Roman" style:font-name-asian="Cambria" style:font-size-asian="10pt" style:font-size-complex="10pt" style:font-weight-asian="bold" style:font-weight-complex="bold"/>
    </style:style>
    <style:style style:name="T4" style:family="text">
      <style:text-properties fo:color="#000000" style:font-name="Liberation serif;Times New Roman" fo:font-size="9pt" fo:font-weight="bold" style:text-underline-style="solid" style:text-underline-width="auto" style:text-underline-color="font-color" fo:country="ES" style:country-asian="SA" style:font-name-asian="Cambria" style:font-size-asian="9pt" style:font-size-complex="9pt" style:font-weight-asian="bold" style:font-weight-complex="bold"/>
    </style:style>
    <style:style style:name="T5" style:family="text">
      <style:text-properties fo:color="#000000" style:font-name="Liberation serif;Times New Roman" fo:font-size="9pt" fo:font-weight="bold" fo:country="ES" style:country-asian="SA" style:font-name-asian="Cambria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mm" svg:y="68.12mm">
            <loext:p draw:notify-on-update-of-ranges="Hoja1.A2:Hoja1.A14 Hoja1.B1:Hoja1.B1 Hoja1.B2:Hoja1.B14 Hoja1.A2:Hoja1.A14 Hoja1.C1:Hoja1.C1 Hoja1.C2:Hoja1.C14 Hoja1.A2:Hoja1.A14 Hoja1.D1:Hoja1.D1 Hoja1.D2:Hoja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mm" svg:y="230.1mm">
            <loext:p draw:notify-on-update-of-ranges="Hoja1.A36:Hoja1.A36 Hoja1.A37:Hoja1.A49 Hoja1.B36:Hoja1.B36 Hoja1.B37:Hoja1.B49 Hoja1.A36:Hoja1.A36 Hoja1.A37:Hoja1.A49 Hoja1.C36:Hoja1.C36 Hoja1.C37:Hoja1.C49 Hoja1.A36:Hoja1.A36 Hoja1.A37:Hoja1.A49 Hoja1.D36:Hoja1.D36 Hoja1.D37:Hoja1.D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>8threads</text:span><text:span text:style-name="T5">/cores</text:span></text:p>
          </table:table-cell>
          <table:table-cell table:style-name="ce10" office:value-type="string" calcext:value-type="string">
            <text:p><text:span text:style-name="T1">T. paralelo (versión </text:span><text:span text:style-name="T2">sections)</text:span></text:p>
            <text:p><text:span text:style-name="T4">8threads</text:span><text:span text:style-name="T5">/cores</text:span></text:p>
          </table:table-cell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table:style-name="ce6" office:value-type="float" office:value="0.000274702" calcext:value-type="float">
            <text:p>0,000274702</text:p>
          </table:table-cell>
          <table:table-cell table:style-name="ce6" office:value-type="float" office:value="0.000107806" calcext:value-type="float">
            <text:p>0,000107806</text:p>
          </table:table-cell>
          <table:table-cell table:style-name="ce6" office:value-type="float" office:value="0.000058419" calcext:value-type="float">
            <text:p>0,000058419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537567" calcext:value-type="float">
            <text:p>0,000537567</text:p>
          </table:table-cell>
          <table:table-cell table:style-name="ce7" office:value-type="float" office:value="0.000216586" calcext:value-type="float">
            <text:p>0,000216586</text:p>
          </table:table-cell>
          <table:table-cell table:style-name="ce7" office:value-type="float" office:value="0.000071818" calcext:value-type="float">
            <text:p>0,000071818</text:p>
          </table:table-cell>
        </table:table-row>
        <table:table-row table:style-name="ro2">
          <table:table-cell table:style-name="ce2" office:value-type="float" office:value="65536" calcext:value-type="float">
            <text:p>65536</text:p>
          </table:table-cell>
          <table:table-cell table:style-name="ce6" office:value-type="float" office:value="0.001115792" calcext:value-type="float">
            <text:p>0,001115792</text:p>
          </table:table-cell>
          <table:table-cell table:style-name="ce6" office:value-type="float" office:value="0.00046129" calcext:value-type="float">
            <text:p>0,00046129</text:p>
          </table:table-cell>
          <table:table-cell table:style-name="ce6" office:value-type="float" office:value="0.000132523" calcext:value-type="float">
            <text:p>0,000132523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2504408" calcext:value-type="float">
            <text:p>0,002504408</text:p>
          </table:table-cell>
          <table:table-cell table:style-name="ce7" office:value-type="float" office:value="0.000737147" calcext:value-type="float">
            <text:p>0,000737147</text:p>
          </table:table-cell>
          <table:table-cell table:style-name="ce7" office:value-type="float" office:value="0.000220478" calcext:value-type="float">
            <text:p>0,000220478</text:p>
          </table:table-cell>
        </table:table-row>
        <table:table-row table:style-name="ro2">
          <table:table-cell table:style-name="ce2" office:value-type="float" office:value="262144" calcext:value-type="float">
            <text:p>262144</text:p>
          </table:table-cell>
          <table:table-cell table:style-name="ce6" office:value-type="float" office:value="0.002215816" calcext:value-type="float">
            <text:p>0,002215816</text:p>
          </table:table-cell>
          <table:table-cell table:style-name="ce6" office:value-type="float" office:value="0.001077633" calcext:value-type="float">
            <text:p>0,001077633</text:p>
          </table:table-cell>
          <table:table-cell table:style-name="ce6" office:value-type="float" office:value="0.004517707" calcext:value-type="float">
            <text:p>0,004517707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2528973" calcext:value-type="float">
            <text:p>0,002528973</text:p>
          </table:table-cell>
          <table:table-cell table:style-name="ce7" office:value-type="float" office:value="0.001440026" calcext:value-type="float">
            <text:p>0,001440026</text:p>
          </table:table-cell>
          <table:table-cell table:style-name="ce7" office:value-type="float" office:value="0.001018609" calcext:value-type="float">
            <text:p>0,001018609</text:p>
          </table:table-cell>
        </table:table-row>
        <table:table-row table:style-name="ro2">
          <table:table-cell table:style-name="ce2" office:value-type="float" office:value="1048576" calcext:value-type="float">
            <text:p>1048576</text:p>
          </table:table-cell>
          <table:table-cell table:style-name="ce6" office:value-type="float" office:value="0.004063949" calcext:value-type="float">
            <text:p>0,004063949</text:p>
          </table:table-cell>
          <table:table-cell table:style-name="ce6" office:value-type="float" office:value="0.002827901" calcext:value-type="float">
            <text:p>0,002827901</text:p>
          </table:table-cell>
          <table:table-cell table:style-name="ce6" office:value-type="float" office:value="0.001924182" calcext:value-type="float">
            <text:p>0,001924182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07982115" calcext:value-type="float">
            <text:p>0,007982115</text:p>
          </table:table-cell>
          <table:table-cell table:style-name="ce7" office:value-type="float" office:value="0.008881472" calcext:value-type="float">
            <text:p>0,008881472</text:p>
          </table:table-cell>
          <table:table-cell table:style-name="ce7" office:value-type="float" office:value="0.004181355" calcext:value-type="float">
            <text:p>0,004181355</text:p>
          </table:table-cell>
        </table:table-row>
        <table:table-row table:style-name="ro2">
          <table:table-cell table:style-name="ce2" office:value-type="float" office:value="4194304" calcext:value-type="float">
            <text:p>4194304</text:p>
          </table:table-cell>
          <table:table-cell table:style-name="ce6" office:value-type="float" office:value="0.016045593" calcext:value-type="float">
            <text:p>0,016045593</text:p>
          </table:table-cell>
          <table:table-cell table:style-name="ce6" office:value-type="float" office:value="0.012175077" calcext:value-type="float">
            <text:p>0,012175077</text:p>
          </table:table-cell>
          <table:table-cell table:style-name="ce6" office:value-type="float" office:value="0.010873697" calcext:value-type="float">
            <text:p>0,010873697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31191136" calcext:value-type="float">
            <text:p>0,031191136</text:p>
          </table:table-cell>
          <table:table-cell table:style-name="ce7" office:value-type="float" office:value="0.022170801" calcext:value-type="float">
            <text:p>0,022170801</text:p>
          </table:table-cell>
          <table:table-cell table:style-name="ce7" office:value-type="float" office:value="0.021621807" calcext:value-type="float">
            <text:p>0,021621807</text:p>
          </table:table-cell>
        </table:table-row>
        <table:table-row table:style-name="ro2">
          <table:table-cell table:style-name="ce2" office:value-type="float" office:value="16777216" calcext:value-type="float">
            <text:p>16777216</text:p>
          </table:table-cell>
          <table:table-cell table:style-name="ce6" office:value-type="float" office:value="0.064883159" calcext:value-type="float">
            <text:p>0,064883159</text:p>
          </table:table-cell>
          <table:table-cell table:style-name="ce6" office:value-type="float" office:value="0.040143195" calcext:value-type="float">
            <text:p>0,040143195</text:p>
          </table:table-cell>
          <table:table-cell table:style-name="ce6" office:value-type="float" office:value="0.040023039" calcext:value-type="float">
            <text:p>0,040023039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12238882" calcext:value-type="float">
            <text:p>0,12238882</text:p>
          </table:table-cell>
          <table:table-cell table:style-name="ce7" office:value-type="float" office:value="0.074980931" calcext:value-type="float">
            <text:p>0,074980931</text:p>
          </table:table-cell>
          <table:table-cell table:style-name="ce7" office:value-type="float" office:value="0.080085626" calcext:value-type="float">
            <text:p>0,080085626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244924885" calcext:value-type="float">
            <text:p>0,244924885</text:p>
          </table:table-cell>
          <table:table-cell table:style-name="ce8" office:value-type="float" office:value="0.158192586" calcext:value-type="float">
            <text:p>0,158192586</text:p>
          </table:table-cell>
          <table:table-cell table:style-name="ce8" office:value-type="float" office:value="0.157748644" calcext:value-type="float">
            <text:p>0,157748644</text:p>
          </table:table-cell>
        </table:table-row>
        <table:table-row table:style-name="ro2" table:number-rows-repeated="21">
          <table:table-cell table:number-columns-repeated="4"/>
        </table:table-row>
        <table:table-row table:style-name="ro3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. secuencial vect. Globales</text:p>
            <text:p>1 thread/core</text:p>
          </table:table-cell>
          <table:table-cell table:style-name="ce10" office:value-type="string" calcext:value-type="string">
            <text:p><text:span text:style-name="T1">T. paralelo (versión </text:span><text:span text:style-name="T2">for</text:span><text:span text:style-name="T3">)</text:span></text:p>
            <text:p><text:span text:style-name="T4">8threads</text:span><text:span text:style-name="T5">/cores</text:span></text:p>
          </table:table-cell>
          <table:table-cell table:style-name="ce10" office:value-type="string" calcext:value-type="string">
            <text:p><text:span text:style-name="T1">T. paralelo (versión </text:span><text:span text:style-name="T2">sections)</text:span></text:p>
            <text:p><text:span text:style-name="T4">8threads</text:span><text:span text:style-name="T5">/cores</text:span></text:p>
          </table:table-cell>
        </table:table-row>
        <table:table-row table:style-name="ro2">
          <table:table-cell table:style-name="ce2" office:value-type="float" office:value="16384" calcext:value-type="float">
            <text:p>16384</text:p>
          </table:table-cell>
          <table:table-cell table:style-name="ce9" office:value-type="float" office:value="0.000165977" calcext:value-type="float">
            <text:p>0,000165977</text:p>
          </table:table-cell>
          <table:table-cell table:style-name="ce9" office:value-type="float" office:value="0.001993754" calcext:value-type="float">
            <text:p>0,001993754</text:p>
          </table:table-cell>
          <table:table-cell table:style-name="ce9" office:value-type="float" office:value="0.002421947" calcext:value-type="float">
            <text:p>0,002421947</text:p>
          </table:table-cell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7" office:value-type="float" office:value="0.000365556" calcext:value-type="float">
            <text:p>0,000365556</text:p>
          </table:table-cell>
          <table:table-cell table:style-name="ce7" office:value-type="float" office:value="0.001987238" calcext:value-type="float">
            <text:p>0,001987238</text:p>
          </table:table-cell>
          <table:table-cell table:style-name="ce7" office:value-type="float" office:value="0.002181734" calcext:value-type="float">
            <text:p>0,002181734</text:p>
          </table:table-cell>
        </table:table-row>
        <table:table-row table:style-name="ro2">
          <table:table-cell table:style-name="ce2" office:value-type="float" office:value="65536" calcext:value-type="float">
            <text:p>65536</text:p>
          </table:table-cell>
          <table:table-cell table:style-name="ce6" office:value-type="float" office:value="0.000732465" calcext:value-type="float">
            <text:p>0,000732465</text:p>
          </table:table-cell>
          <table:table-cell table:style-name="ce6" office:value-type="float" office:value="0.002264841" calcext:value-type="float">
            <text:p>0,002264841</text:p>
          </table:table-cell>
          <table:table-cell table:style-name="ce6" office:value-type="float" office:value="0.002002745" calcext:value-type="float">
            <text:p>0,002002745</text:p>
          </table:table-cell>
        </table:table-row>
        <table:table-row table:style-name="ro2"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1461952" calcext:value-type="float">
            <text:p>0,001461952</text:p>
          </table:table-cell>
          <table:table-cell table:style-name="ce7" office:value-type="float" office:value="0.002226536" calcext:value-type="float">
            <text:p>0,002226536</text:p>
          </table:table-cell>
          <table:table-cell table:style-name="ce7" office:value-type="float" office:value="0.002037567" calcext:value-type="float">
            <text:p>0,002037567</text:p>
          </table:table-cell>
        </table:table-row>
        <table:table-row table:style-name="ro2">
          <table:table-cell table:style-name="ce2" office:value-type="float" office:value="262144" calcext:value-type="float">
            <text:p>262144</text:p>
          </table:table-cell>
          <table:table-cell table:style-name="ce6" office:value-type="float" office:value="0.002158999" calcext:value-type="float">
            <text:p>0,002158999</text:p>
          </table:table-cell>
          <table:table-cell table:style-name="ce6" office:value-type="float" office:value="0.002202116" calcext:value-type="float">
            <text:p>0,002202116</text:p>
          </table:table-cell>
          <table:table-cell table:style-name="ce6" office:value-type="float" office:value="0.002090927" calcext:value-type="float">
            <text:p>0,002090927</text:p>
          </table:table-cell>
        </table:table-row>
        <table:table-row table:style-name="ro2"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4410715" calcext:value-type="float">
            <text:p>0,004410715</text:p>
          </table:table-cell>
          <table:table-cell table:style-name="ce7" office:value-type="float" office:value="0.002280049" calcext:value-type="float">
            <text:p>0,002280049</text:p>
          </table:table-cell>
          <table:table-cell table:style-name="ce7" office:value-type="float" office:value="0.002577502" calcext:value-type="float">
            <text:p>0,002577502</text:p>
          </table:table-cell>
        </table:table-row>
        <table:table-row table:style-name="ro2">
          <table:table-cell table:style-name="ce2" office:value-type="float" office:value="1048576" calcext:value-type="float">
            <text:p>1048576</text:p>
          </table:table-cell>
          <table:table-cell table:style-name="ce6" office:value-type="float" office:value="0.007683628" calcext:value-type="float">
            <text:p>0,007683628</text:p>
          </table:table-cell>
          <table:table-cell table:style-name="ce6" office:value-type="float" office:value="0.002313775" calcext:value-type="float">
            <text:p>0,002313775</text:p>
          </table:table-cell>
          <table:table-cell table:style-name="ce6" office:value-type="float" office:value="0.003662886" calcext:value-type="float">
            <text:p>0,003662886</text:p>
          </table:table-cell>
        </table:table-row>
        <table:table-row table:style-name="ro2"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18832358" calcext:value-type="float">
            <text:p>0,018832358</text:p>
          </table:table-cell>
          <table:table-cell table:style-name="ce7" office:value-type="float" office:value="0.002919654" calcext:value-type="float">
            <text:p>0,002919654</text:p>
          </table:table-cell>
          <table:table-cell table:style-name="ce7" office:value-type="float" office:value="0.007585611" calcext:value-type="float">
            <text:p>0,007585611</text:p>
          </table:table-cell>
        </table:table-row>
        <table:table-row table:style-name="ro2">
          <table:table-cell table:style-name="ce2" office:value-type="float" office:value="4194304" calcext:value-type="float">
            <text:p>4194304</text:p>
          </table:table-cell>
          <table:table-cell table:style-name="ce6" office:value-type="float" office:value="0.036948177" calcext:value-type="float">
            <text:p>0,036948177</text:p>
          </table:table-cell>
          <table:table-cell table:style-name="ce6" office:value-type="float" office:value="0.003483543" calcext:value-type="float">
            <text:p>0,003483543</text:p>
          </table:table-cell>
          <table:table-cell table:style-name="ce6" office:value-type="float" office:value="0.017490341" calcext:value-type="float">
            <text:p>0,017490341</text:p>
          </table:table-cell>
        </table:table-row>
        <table:table-row table:style-name="ro2"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073198832" calcext:value-type="float">
            <text:p>0,073198832</text:p>
          </table:table-cell>
          <table:table-cell table:style-name="ce7" office:value-type="float" office:value="0.010752238" calcext:value-type="float">
            <text:p>0,010752238</text:p>
          </table:table-cell>
          <table:table-cell table:style-name="ce7" office:value-type="float" office:value="0.028463577" calcext:value-type="float">
            <text:p>0,028463577</text:p>
          </table:table-cell>
        </table:table-row>
        <table:table-row table:style-name="ro2">
          <table:table-cell table:style-name="ce2" office:value-type="float" office:value="16777216" calcext:value-type="float">
            <text:p>16777216</text:p>
          </table:table-cell>
          <table:table-cell table:style-name="ce6" office:value-type="float" office:value="0.144711451" calcext:value-type="float">
            <text:p>0,144711451</text:p>
          </table:table-cell>
          <table:table-cell table:style-name="ce6" office:value-type="float" office:value="0.026214737" calcext:value-type="float">
            <text:p>0,026214737</text:p>
          </table:table-cell>
          <table:table-cell table:style-name="ce6" office:value-type="float" office:value="0.05838068" calcext:value-type="float">
            <text:p>0,05838068</text:p>
          </table:table-cell>
        </table:table-row>
        <table:table-row table:style-name="ro2"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284444731" calcext:value-type="float">
            <text:p>0,284444731</text:p>
          </table:table-cell>
          <table:table-cell table:style-name="ce7" office:value-type="float" office:value="0.056924541" calcext:value-type="float">
            <text:p>0,056924541</text:p>
          </table:table-cell>
          <table:table-cell table:style-name="ce7" office:value-type="float" office:value="0.092189562" calcext:value-type="float">
            <text:p>0,092189562</text:p>
          </table:table-cell>
        </table:table-row>
        <table:table-row table:style-name="ro2">
          <table:table-cell table:style-name="ce5" office:value-type="float" office:value="67108864" calcext:value-type="float">
            <text:p>67108864</text:p>
          </table:table-cell>
          <table:table-cell table:style-name="ce8" office:value-type="float" office:value="0.581811219" calcext:value-type="float">
            <text:p>0,581811219</text:p>
          </table:table-cell>
          <table:table-cell table:style-name="ce8" office:value-type="float" office:value="0.129826763" calcext:value-type="float">
            <text:p>0,129826763</text:p>
          </table:table-cell>
          <table:table-cell table:style-name="ce8" office:value-type="float" office:value="0.192626789" calcext:value-type="float">
            <text:p>0,192626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20:27:02.634536766</meta:creation-date>
    <dc:date>2018-03-31T20:37:01.376287961</dc:date>
    <meta:editing-duration>PT9M59S</meta:editing-duration>
    <meta:editing-cycles>1</meta:editing-cycles>
    <meta:document-statistic meta:table-count="1" meta:cell-count="11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107cm" style:legend-expansion="high" chart:style-name="ch2"/>
        <chart:plot-area chart:style-name="ch3" table:cell-range-address="Hoja1.A2:Hoja1.D14 Hoja1.B1:Hoja1.D1" chart:data-source-has-labels="row" svg:x="0.32cm" svg:y="0.18cm" svg:width="9.624cm" svg:height="8.64cm">
          <chartooo:coordinate-region svg:x="1.232cm" svg:y="0.38cm" svg:width="7.96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4" chart:label-cell-address="Hoja1.B1:Hoja1.B1" chart:class="chart:scatter">
            <chart:domain table:cell-range-address="Hoja1.A2:Hoja1.A14"/>
            <chart:data-point chart:repeated="13"/>
          </chart:series>
          <chart:series chart:style-name="ch7" chart:values-cell-range-address="Hoja1.C2:Hoja1.C14" chart:label-cell-address="Hoja1.C1:Hoja1.C1" chart:class="chart:scatter">
            <chart:data-point chart:repeated="13"/>
          </chart:series>
          <chart:series chart:style-name="ch8" chart:values-cell-range-address="Hoja1.D2:Hoja1.D14" chart:label-cell-address="Hoja1.D1:Hoja1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vect. Globales
1 thread/core</text:p>
                <draw:g>
                  <svg:desc>Hoja1.B1:Hoja1.B1</svg:desc>
                </draw:g>
              </table:table-cell>
              <table:table-cell office:value-type="string">
                <text:p>T. paralelo (versión for)
8threads/cores</text:p>
                <draw:g>
                  <svg:desc>Hoja1.C1:Hoja1.C1</svg:desc>
                </draw:g>
              </table:table-cell>
              <table:table-cell office:value-type="string">
                <text:p>T. paralelo (versión sections)
8threads/core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2:Hoja1.A14</svg:desc>
                </draw:g>
              </table:table-cell>
              <table:table-cell office:value-type="float" office:value="0.000274702">
                <text:p>0.000274702</text:p>
                <draw:g>
                  <svg:desc>Hoja1.B2:Hoja1.B14</svg:desc>
                </draw:g>
              </table:table-cell>
              <table:table-cell office:value-type="float" office:value="0.000107806">
                <text:p>0.000107806</text:p>
                <draw:g>
                  <svg:desc>Hoja1.C2:Hoja1.C14</svg:desc>
                </draw:g>
              </table:table-cell>
              <table:table-cell office:value-type="float" office:value="0.000058419">
                <text:p>0.000058419</text:p>
                <draw:g>
                  <svg:desc>Hoja1.D2:Hoja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537567">
                <text:p>0.000537567</text:p>
              </table:table-cell>
              <table:table-cell office:value-type="float" office:value="0.000216586">
                <text:p>0.000216586</text:p>
              </table:table-cell>
              <table:table-cell office:value-type="float" office:value="0.000071818">
                <text:p>0.00007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1115792">
                <text:p>0.001115792</text:p>
              </table:table-cell>
              <table:table-cell office:value-type="float" office:value="0.00046129">
                <text:p>0.00046129</text:p>
              </table:table-cell>
              <table:table-cell office:value-type="float" office:value="0.000132523">
                <text:p>0.000132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2504408">
                <text:p>0.002504408</text:p>
              </table:table-cell>
              <table:table-cell office:value-type="float" office:value="0.000737147">
                <text:p>0.000737147</text:p>
              </table:table-cell>
              <table:table-cell office:value-type="float" office:value="0.000220478">
                <text:p>0.000220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2215816">
                <text:p>0.002215816</text:p>
              </table:table-cell>
              <table:table-cell office:value-type="float" office:value="0.001077633">
                <text:p>0.001077633</text:p>
              </table:table-cell>
              <table:table-cell office:value-type="float" office:value="0.004517707">
                <text:p>0.004517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2528973">
                <text:p>0.002528973</text:p>
              </table:table-cell>
              <table:table-cell office:value-type="float" office:value="0.001440026">
                <text:p>0.001440026</text:p>
              </table:table-cell>
              <table:table-cell office:value-type="float" office:value="0.001018609">
                <text:p>0.001018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4063949">
                <text:p>0.004063949</text:p>
              </table:table-cell>
              <table:table-cell office:value-type="float" office:value="0.002827901">
                <text:p>0.002827901</text:p>
              </table:table-cell>
              <table:table-cell office:value-type="float" office:value="0.001924182">
                <text:p>0.001924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7982115">
                <text:p>0.007982115</text:p>
              </table:table-cell>
              <table:table-cell office:value-type="float" office:value="0.008881472">
                <text:p>0.008881472</text:p>
              </table:table-cell>
              <table:table-cell office:value-type="float" office:value="0.004181355">
                <text:p>0.004181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6045593">
                <text:p>0.016045593</text:p>
              </table:table-cell>
              <table:table-cell office:value-type="float" office:value="0.012175077">
                <text:p>0.012175077</text:p>
              </table:table-cell>
              <table:table-cell office:value-type="float" office:value="0.010873697">
                <text:p>0.010873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1191136">
                <text:p>0.031191136</text:p>
              </table:table-cell>
              <table:table-cell office:value-type="float" office:value="0.022170801">
                <text:p>0.022170801</text:p>
              </table:table-cell>
              <table:table-cell office:value-type="float" office:value="0.021621807">
                <text:p>0.021621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64883159">
                <text:p>0.064883159</text:p>
              </table:table-cell>
              <table:table-cell office:value-type="float" office:value="0.040143195">
                <text:p>0.040143195</text:p>
              </table:table-cell>
              <table:table-cell office:value-type="float" office:value="0.040023039">
                <text:p>0.040023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2238882">
                <text:p>0.12238882</text:p>
              </table:table-cell>
              <table:table-cell office:value-type="float" office:value="0.074980931">
                <text:p>0.074980931</text:p>
              </table:table-cell>
              <table:table-cell office:value-type="float" office:value="0.080085626">
                <text:p>0.080085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44924885">
                <text:p>0.244924885</text:p>
              </table:table-cell>
              <table:table-cell office:value-type="float" office:value="0.158192586">
                <text:p>0.158192586</text:p>
              </table:table-cell>
              <table:table-cell office:value-type="float" office:value="0.157748644">
                <text:p>0.157748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107cm" style:legend-expansion="high" chart:style-name="ch2"/>
        <chart:plot-area chart:style-name="ch3" table:cell-range-address="Hoja1.A36:Hoja1.D49" chart:data-source-has-labels="row" svg:x="0.32cm" svg:y="0.18cm" svg:width="9.624cm" svg:height="8.64cm">
          <chartooo:coordinate-region svg:x="1.047cm" svg:y="0.38cm" svg:width="8.1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37:Hoja1.B49" chart:label-cell-address="Hoja1.B36:Hoja1.B36" chart:class="chart:scatter">
            <chart:domain table:cell-range-address="Hoja1.A37:Hoja1.A49"/>
            <chart:data-point chart:repeated="13"/>
          </chart:series>
          <chart:series chart:style-name="ch7" chart:values-cell-range-address="Hoja1.C37:Hoja1.C49" chart:label-cell-address="Hoja1.C36:Hoja1.C36" chart:class="chart:scatter">
            <chart:data-point chart:repeated="13"/>
          </chart:series>
          <chart:series chart:style-name="ch8" chart:values-cell-range-address="Hoja1.D37:Hoja1.D49" chart:label-cell-address="Hoja1.D36:Hoja1.D36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. secuencial vect. Globales
1 thread/core</text:p>
                <draw:g>
                  <svg:desc>Hoja1.B36:Hoja1.B36</svg:desc>
                </draw:g>
              </table:table-cell>
              <table:table-cell office:value-type="string">
                <text:p>T. paralelo (versión for)
8threads/cores</text:p>
                <draw:g>
                  <svg:desc>Hoja1.C36:Hoja1.C36</svg:desc>
                </draw:g>
              </table:table-cell>
              <table:table-cell office:value-type="string">
                <text:p>T. paralelo (versión sections)
8threads/cores</text:p>
                <draw:g>
                  <svg:desc>Hoja1.D36:Hoja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A37:Hoja1.A49</svg:desc>
                </draw:g>
              </table:table-cell>
              <table:table-cell office:value-type="float" office:value="0.000165977">
                <text:p>0.000165977</text:p>
                <draw:g>
                  <svg:desc>Hoja1.B37:Hoja1.B49</svg:desc>
                </draw:g>
              </table:table-cell>
              <table:table-cell office:value-type="float" office:value="0.001993754">
                <text:p>0.001993754</text:p>
                <draw:g>
                  <svg:desc>Hoja1.C37:Hoja1.C49</svg:desc>
                </draw:g>
              </table:table-cell>
              <table:table-cell office:value-type="float" office:value="0.002421947">
                <text:p>0.002421947</text:p>
                <draw:g>
                  <svg:desc>Hoja1.D37:Hoja1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365556">
                <text:p>0.000365556</text:p>
              </table:table-cell>
              <table:table-cell office:value-type="float" office:value="0.001987238">
                <text:p>0.001987238</text:p>
              </table:table-cell>
              <table:table-cell office:value-type="float" office:value="0.002181734">
                <text:p>0.002181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732465">
                <text:p>0.000732465</text:p>
              </table:table-cell>
              <table:table-cell office:value-type="float" office:value="0.002264841">
                <text:p>0.002264841</text:p>
              </table:table-cell>
              <table:table-cell office:value-type="float" office:value="0.002002745">
                <text:p>0.002002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1461952">
                <text:p>0.001461952</text:p>
              </table:table-cell>
              <table:table-cell office:value-type="float" office:value="0.002226536">
                <text:p>0.002226536</text:p>
              </table:table-cell>
              <table:table-cell office:value-type="float" office:value="0.002037567">
                <text:p>0.002037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2158999">
                <text:p>0.002158999</text:p>
              </table:table-cell>
              <table:table-cell office:value-type="float" office:value="0.002202116">
                <text:p>0.002202116</text:p>
              </table:table-cell>
              <table:table-cell office:value-type="float" office:value="0.002090927">
                <text:p>0.002090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4410715">
                <text:p>0.004410715</text:p>
              </table:table-cell>
              <table:table-cell office:value-type="float" office:value="0.002280049">
                <text:p>0.002280049</text:p>
              </table:table-cell>
              <table:table-cell office:value-type="float" office:value="0.002577502">
                <text:p>0.002577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7683628">
                <text:p>0.007683628</text:p>
              </table:table-cell>
              <table:table-cell office:value-type="float" office:value="0.002313775">
                <text:p>0.002313775</text:p>
              </table:table-cell>
              <table:table-cell office:value-type="float" office:value="0.003662886">
                <text:p>0.00366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8832358">
                <text:p>0.018832358</text:p>
              </table:table-cell>
              <table:table-cell office:value-type="float" office:value="0.002919654">
                <text:p>0.002919654</text:p>
              </table:table-cell>
              <table:table-cell office:value-type="float" office:value="0.007585611">
                <text:p>0.007585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36948177">
                <text:p>0.036948177</text:p>
              </table:table-cell>
              <table:table-cell office:value-type="float" office:value="0.003483543">
                <text:p>0.003483543</text:p>
              </table:table-cell>
              <table:table-cell office:value-type="float" office:value="0.017490341">
                <text:p>0.017490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73198832">
                <text:p>0.073198832</text:p>
              </table:table-cell>
              <table:table-cell office:value-type="float" office:value="0.010752238">
                <text:p>0.010752238</text:p>
              </table:table-cell>
              <table:table-cell office:value-type="float" office:value="0.028463577">
                <text:p>0.028463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144711451">
                <text:p>0.144711451</text:p>
              </table:table-cell>
              <table:table-cell office:value-type="float" office:value="0.026214737">
                <text:p>0.026214737</text:p>
              </table:table-cell>
              <table:table-cell office:value-type="float" office:value="0.05838068">
                <text:p>0.05838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284444731">
                <text:p>0.284444731</text:p>
              </table:table-cell>
              <table:table-cell office:value-type="float" office:value="0.056924541">
                <text:p>0.056924541</text:p>
              </table:table-cell>
              <table:table-cell office:value-type="float" office:value="0.092189562">
                <text:p>0.092189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581811219">
                <text:p>0.581811219</text:p>
              </table:table-cell>
              <table:table-cell office:value-type="float" office:value="0.129826763">
                <text:p>0.129826763</text:p>
              </table:table-cell>
              <table:table-cell office:value-type="float" office:value="0.192626789">
                <text:p>0.192626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